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4000000030002B2C02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draw:auto-grow-height="true" fo:min-height="14.0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line-height="150%"/>
      <style:text-properties fo:font-family="'Times New Roman'" style:font-family-generic="roman" fo:font-style="italic" style:font-style-asian="italic" style:font-style-complex="italic"/>
    </style:style>
    <style:style style:name="P3" style:family="paragraph">
      <style:paragraph-properties fo:text-align="start"/>
    </style:style>
    <style:style style:name="P4" style:family="paragraph">
      <style:text-properties fo:font-size="50pt" style:font-size-asian="50pt" style:font-size-complex="50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family="'Times New Roman'" style:font-family-generic="roman" fo:font-style="italic" style:font-style-asian="italic" style:font-style-complex="italic"/>
    </style:style>
    <style:style style:name="T3" style:family="text">
      <style:text-properties fo:font-size="280pt" style:font-size-asian="280pt" style:font-size-complex="280pt"/>
    </style:style>
    <style:style style:name="T4" style:family="text">
      <style:text-properties fo:font-size="40pt" fo:font-style="italic" style:font-size-asian="40pt" style:font-style-asian="italic" style:font-size-complex="40pt" style:font-style-complex="italic"/>
    </style:style>
    <style:style style:name="T5" style:family="text">
      <style:text-properties fo:font-size="50pt" style:font-size-asian="50pt" style:font-size-complex="50pt"/>
    </style:style>
    <style:style style:name="T6" style:family="text">
      <style:text-properties fo:font-size="60pt" style:font-size-asian="60pt" style:font-size-complex="60pt"/>
    </style:style>
    <style:style style:name="T7" style:family="text">
      <style:text-properties fo:font-size="80pt" style:font-size-asian="80pt" style:font-size-complex="80pt"/>
    </style:style>
    <style:style style:name="T8" style:family="text">
      <style:text-properties fo:font-size="52pt" style:font-size-asian="52pt" style:font-size-complex="52pt"/>
    </style:style>
    <style:style style:name="T9" style:family="text">
      <style:text-properties fo:color="#cc0000"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zech Cuisine Consulting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zech Cuisine Consulting</text:p>
          </draw:text-box>
        </draw:frame>
        <draw:frame presentation:style-name="pr2" draw:text-style-name="P1" draw:layer="layout" svg:width="25.524cm" svg:height="14.077cm" svg:x="1.4cm" svg:y="4.914cm" presentation:class="outline" presentation:user-transformed="true">
          <draw:text-box>
            <text:list text:style-name="L2">
              <text:list-header>
                <text:p text:style-name="P1"/>
                <text:p text:style-name="P1"/>
                <text:p text:style-name="P1"/>
                <text:p text:style-name="P1"><text:span text:style-name="T1">Prezentace služeb <text:s text:c="3"/>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áte chuť...</text:p>
          </draw:text-box>
        </draw:frame>
        <draw:frame presentation:style-name="pr5" draw:text-style-name="P2" draw:layer="layout" svg:width="24.639cm" svg:height="10.998cm" svg:x="1.4cm" svg:y="6.096cm" presentation:class="outline" presentation:user-transformed="true">
          <draw:text-box>
            <text:list text:style-name="L2">
              <text:list-header>
                <text:p text:style-name="P2"><text:span text:style-name="T2">...na šťavnaté pečené vepřové koleno?</text:span></text:p>
                <text:p text:style-name="P2"><text:span text:style-name="T2">...na klasický štrůdl nebo domácí buchty?</text:span></text:p>
                <text:p text:style-name="P2"><text:span text:style-name="T2">...na dobře prouzený bůček?</text:span></text:p>
                <text:p text:style-name="P2"><text:span text:style-name="T2">...na domácí kysané zelí?</text:span></text:p>
                <text:p text:style-name="P2"><text:span text:style-name="T2">...na frgály, medovník, trdelník...?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hce se Vám...</text:p>
          </draw:text-box>
        </draw:frame>
        <draw:frame presentation:style-name="pr5" draw:text-style-name="P2" draw:layer="layout" svg:width="24.639cm" svg:height="10.744cm" svg:x="1.4cm" svg:y="6.35cm" presentation:class="outline" presentation:user-transformed="true">
          <draw:text-box>
            <text:list text:style-name="L2">
              <text:list-header>
                <text:p text:style-name="P2"><text:span text:style-name="T2">...chodit do restaurace?</text:span></text:p>
                <text:p text:style-name="P2"><text:span text:style-name="T2">...platit tam za nízkou kvalitu potravin?</text:span></text:p>
                <text:p text:style-name="P2"><text:span text:style-name="T2">...vstávat z pohodlí křesla od televize?</text:span></text:p>
                <text:p text:style-name="P2"><text:span text:style-name="T2">...jíst stále dokola pizzu, hambáč a sushi?</text:span></text:p>
                <text:p text:style-name="P2"><text:span text:style-name="T2">...ničit si zdraví ve fast-foodech?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text-style-name="P1" draw:layer="layout" svg:width="24.639cm" svg:height="12.18cm" svg:x="1.4cm" svg:y="4.914cm" presentation:class="outline">
          <draw:text-box>
            <text:list text:style-name="L2">
              <text:list-header>
                <text:p text:style-name="P1"/>
                <text:p text:style-name="P3"><text:span text:style-name="T3">NE?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evoluce chuti!</text:p>
          </draw:text-box>
        </draw:frame>
        <draw:frame presentation:style-name="pr5" draw:layer="layout" svg:width="24.639cm" svg:height="11.252cm" svg:x="1.4cm" svg:y="5.842cm" presentation:class="outline" presentation:user-transformed="true">
          <draw:text-box>
            <text:list text:style-name="L2">
              <text:list-header>
                <text:p><text:span text:style-name="T4">Czech Cuisine Consulting</text:span></text:p>
                <text:list>
                  <text:list-item>
                    <text:p>konzultantská společnost</text:p>
                  </text:list-item>
                  <text:list-item>
                    <text:p>radíme jak vařit domácí speciality</text:p>
                  </text:list-item>
                  <text:list-item>
                    <text:p>specializujeme se na lokální českou a moravskou kuchyni</text:p>
                  </text:list-item>
                  <text:list-item>
                    <text:p>široká škála poskytovaných služeb</text:p>
                    <text:p/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oč?</text:p>
          </draw:text-box>
        </draw:frame>
        <draw:frame presentation:style-name="pr7" draw:layer="layout" svg:width="24.638cm" svg:height="11.505cm" svg:x="1.016cm" svg:y="5.588cm" presentation:class="outline" presentation:user-transformed="true">
          <draw:text-box>
            <text:list text:style-name="L2">
              <text:list-header>
                <text:p/>
                <text:p text:style-name="P1"><text:span text:style-name="T5">Česká a moravská kuchyně</text:span><text:span text:style-name="T6"> </text:span><text:span text:style-name="T7">právě teď letí!</text:span>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 nabízíme?</text:p>
          </draw:text-box>
        </draw:frame>
        <draw:frame presentation:style-name="pr7" draw:layer="layout" svg:width="24.639cm" svg:height="12.446cm" svg:x="1.4cm" svg:y="5.588cm" presentation:class="outline" presentation:user-transformed="true">
          <draw:text-box>
            <text:list text:style-name="L2">
              <text:list-item>
                <text:p>Gastronomické poradenství</text:p>
                <text:list>
                  <text:list-item>
                    <text:p>...jak se vaří...?</text:p>
                  </text:list-item>
                </text:list>
              </text:list-item>
              <text:list-item>
                <text:p>Ukázkové akce</text:p>
              </text:list-item>
              <text:list-item>
                <text:p>Gurmánské víkendy</text:p>
                <text:list>
                  <text:list-item>
                    <text:p>Sladký víkend</text:p>
                  </text:list-item>
                  <text:list-item>
                    <text:p>Víkend staročeské kuchyně</text:p>
                  </text:list-item>
                  <text:list-item>
                    <text:p>Dobrůtky z naší udírny</text:p>
                  </text:list-item>
                  <text:list-item>
                    <text:p>Rybářské víkendy</text:p>
                  </text:list-item>
                  <text:list-item>
                    <text:p>Zvěřinové hod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Jak?</text:p>
          </draw:text-box>
        </draw:frame>
        <draw:frame presentation:style-name="pr7" draw:layer="layout" svg:width="24.639cm" svg:height="11.505cm" svg:x="1.4cm" svg:y="5.588cm" presentation:class="outline" presentation:user-transformed="true">
          <draw:text-box>
            <text:list text:style-name="L2">
              <text:list-item>
                <text:p>Lze se domluvit telefonicky nebo</text:p>
                <text:p>nás kotaktovat přes webový formulář</text:p>
              </text:list-item>
              <text:list-item>
                <text:p>Přijedeme až k Vám!</text:p>
              </text:list-item>
              <text:list-item>
                <text:p>Ukážeme přesně jak na to!</text:p>
              </text:list-item>
              <text:list-item>
                <text:p>Dodáme Vám kvalitní suroviny!</text:p>
              </text:list-item>
              <text:list-item>
                <text:p>Na víkendy zajistíme ubytování!</text:p>
              </text:list-item>
              <text:list-item>
                <text:p>Obslouží Vás vždy vyškolený specialist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<text:span text:style-name="T8">Czech Cuisine Consulting</text:span></text:p>
              </text:list-header>
            </text:list>
          </draw:text-box>
        </draw:frame>
        <draw:frame presentation:style-name="pr5" draw:text-style-name="P4" draw:layer="layout" svg:width="24.639cm" svg:height="11.252cm" svg:x="1.4cm" svg:y="5.842cm" presentation:class="outline" presentation:user-transformed="true">
          <draw:text-box>
            <text:list text:style-name="L2">
              <text:list-header>
                <text:p text:style-name="P4"><text:span text:style-name="T8"/></text:p>
                <text:p text:style-name="P4"><text:span text:style-name="T6">...Evropě to </text:span><text:span text:style-name="T9">osolíme</text:span><text:span text:style-name="T6">!</text:span></text:p>
                <text:p text:style-name="P4"><text:span text:style-name="T5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333333" style:text-outline="false" style:text-line-through-style="none" fo:font-family="'Liberation Sans'" style:font-family-generic="roman" style:font-pitch="variable" fo:font-size="32pt" fo:font-style="normal" fo:text-shadow="none" style:text-underline-style="none" fo:font-weight="bold" style:letter-kerning="true" style:font-family-asian="'WenQuanYi Micro Hei'" style:font-family-generic-asian="system" style:font-pitch-asian="variable" style:font-size-asian="32pt" style:font-style-asian="normal" style:font-weight-asian="bold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color="#333333" fo:font-size="28pt" fo:text-shadow="none" fo:font-weight="bold" style:font-size-asian="28pt" style:font-weight-asian="bold" style:font-size-complex="28pt" style:font-weight-complex="bold"/>
    </style:style>
    <style:style style:name="Default-outline3" style:family="presentation" style:parent-style-name="Default-outline2">
      <style:paragraph-properties fo:margin-top="0cm" fo:margin-bottom="0.3cm"/>
      <style:text-properties fo:color="#333333" fo:font-size="24pt" fo:text-shadow="none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333333" fo:font-size="20pt" fo:text-shadow="none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333333" fo:font-size="20pt" fo:text-shadow="none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333333" fo:font-size="20pt" fo:text-shadow="none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333333" fo:font-size="20pt" fo:text-shadow="none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iberation Sans'" style:font-family-generic="roman" style:font-pitch="variable" fo:font-size="55pt" fo:font-style="normal" fo:text-shadow="1pt 1pt" style:text-underline-style="none" fo:font-weight="bold" style:letter-kerning="true" style:font-family-asian="'WenQuanYi Micro Hei'" style:font-family-generic-asian="system" style:font-pitch-asian="variable" style:font-size-asian="55pt" style:font-style-asian="normal" style:font-weight-asian="bold" style:font-family-complex="'Lohit Devanagari'" style:font-family-generic-complex="system" style:font-pitch-complex="variable" style:font-size-complex="55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text-properties fo:color="#cccccc" fo:font-size="16pt" style:font-size-asian="16pt" style:font-size-complex="16pt"/>
    </style:style>
    <style:style style:name="MP5" style:family="paragraph">
      <style:paragraph-properties fo:text-align="center"/>
      <style:text-properties fo:color="#cccccc" fo:font-size="16pt" style:font-size-asian="16pt" style:font-size-complex="16pt"/>
    </style:style>
    <style:style style:name="MP6" style:family="paragraph">
      <style:paragraph-properties fo:text-align="end"/>
      <style:text-properties fo:color="#e6e6e6" fo:font-family="Arial" style:font-family-generic="swiss" fo:font-size="17pt" fo:font-weight="bold" style:font-size-asian="17pt" style:font-weight-asian="bold" style:font-size-complex="17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ccccc" fo:font-family="Arial" style:font-family-generic="swiss" fo:font-size="16pt" fo:font-weight="bold" style:font-size-asian="16pt" style:font-weight-asian="bold" style:font-size-complex="16pt" style:font-weight-complex="bold"/>
    </style:style>
    <style:style style:name="MT3" style:family="text">
      <style:text-properties fo:color="#e6e6e6" fo:font-family="Arial" style:font-family-generic="swiss" fo:font-size="17pt" fo:font-weight="bold" style:font-size-asian="17pt" style:font-weight-asian="bold" style:font-size-complex="17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27.999cm" svg:height="20.999cm" svg:x="0.002cm" svg:y="0.001cm">
        <draw:image xlink:href="Pictures/10000000000004000000030002B2C024.jp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4" draw:layer="backgroundobjects" svg:width="6.523cm" svg:height="1.021cm" svg:x="1.4cm" svg:y="19.558cm" presentation:class="date-time">
        <draw:text-box>
          <text:p text:style-name="MP4"><text:span text:style-name="MT2"><presentation:date-time/></text:span></text:p>
        </draw:text-box>
      </draw:frame>
      <draw:frame presentation:style-name="Mpr1" draw:text-style-name="MP5" draw:layer="backgroundobjects" svg:width="8.875cm" svg:height="1.021cm" svg:x="9.576cm" svg:y="19.558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6" draw:layer="backgroundobjects" svg:width="6.523cm" svg:height="1.021cm" svg:x="20.076cm" svg:y="19.558cm" presentation:class="page-number">
        <draw:text-box>
          <text:p text:style-name="MP6"><text:span text:style-name="MT3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30T18:05:22</meta:creation-date>
    <dc:date>2013-04-14T21:09:58</dc:date>
    <meta:editing-duration>PT1H2M5S</meta:editing-duration>
    <meta:editing-cycles>8</meta:editing-cycles>
    <meta:generator>LibreOffice/3.5$Linux_X86_64 LibreOffice_project/350m1$Build-2</meta:generator>
    <meta:document-statistic meta:object-count="58"/>
  </office:meta>
</office:document-meta>
</file>